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6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15.24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ZÆØÅ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ÆØÅ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3" office:value-type="string" calcext:value-type="string">
            <text:p>Suussusia</text:p>
          </table:table-cell>
          <table:table-cell table:style-name="ce5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8" office:value-type="string" calcext:value-type="string">
            <text:p>Assersuut tuluttut</text:p>
          </table:table-cell>
          <table:table-cell table:style-name="ce8" office:value-type="string" calcext:value-type="string">
            <text:p>Nassuiaat/explanation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 calcext:value-type="string">
            <text:p>zeb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zebr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igza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zigza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ink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zin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oolo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zoologis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oologi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zoolog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æblekaa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anish applesauce cak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æbleskiv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weet pancake balls typically served at Chrismas ti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ækvato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quato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ærkebiskopp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chbisho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æt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th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økolo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cologis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økologi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colog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økonom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utritionist in an institution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ør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øre (one hundredth of a Danish crob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øster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yst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Ålandimiu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one from Åland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ÆØÅ" style:display-name="PageStyle_ZÆØÅ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J</meta:initial-creator>
    <meta:creation-date>2012-11-23T18:07:33</meta:creation-date>
    <dc:date>2020-05-12T12:30:58.118248264</dc:date>
    <meta:generator>LibreOffice/5.0.4.2$MacOSX_X86_64 LibreOffice_project/2b9802c1994aa0b7dc6079e128979269cf95bc78</meta:generator>
    <meta:editing-duration>PT1M28S</meta:editing-duration>
    <meta:editing-cycles>1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